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14e52d" officeooo:paragraph-rsid="0014e52d" style:font-size-asian="12pt" style:font-size-complex="12pt"/>
    </style:style>
    <style:style style:name="P2" style:family="paragraph" style:parent-style-name="Preformatted_20_Text">
      <style:text-properties fo:font-size="12pt" officeooo:rsid="00167709" officeooo:paragraph-rsid="00167709" style:font-size-asian="12pt" style:font-size-complex="12pt"/>
    </style:style>
    <style:style style:name="P3" style:family="paragraph" style:parent-style-name="Preformatted_20_Text">
      <style:text-properties fo:font-size="12pt" officeooo:rsid="0019934e" officeooo:paragraph-rsid="0019934e" style:font-size-asian="12pt" style:font-size-complex="12pt"/>
    </style:style>
    <style:style style:name="P4" style:family="paragraph" style:parent-style-name="Preformatted_20_Text">
      <style:text-properties fo:font-size="12pt" officeooo:rsid="001b7014" officeooo:paragraph-rsid="001b7014" style:font-size-asian="12pt" style:font-size-complex="12pt"/>
    </style:style>
    <style:style style:name="P5" style:family="paragraph" style:parent-style-name="Preformatted_20_Text">
      <style:text-properties fo:font-size="12pt" officeooo:rsid="001bfb47" officeooo:paragraph-rsid="001bfb47" style:font-size-asian="12pt" style:font-size-complex="12pt"/>
    </style:style>
    <style:style style:name="P6" style:family="paragraph" style:parent-style-name="Preformatted_20_Text">
      <style:text-properties fo:font-size="12pt" officeooo:rsid="001c7083" officeooo:paragraph-rsid="001c7083" style:font-size-asian="12pt" style:font-size-complex="12pt"/>
    </style:style>
    <style:style style:name="T1" style:family="text">
      <style:text-properties officeooo:rsid="00179d29"/>
    </style:style>
    <style:style style:name="T2" style:family="text">
      <style:text-properties officeooo:rsid="001a2217"/>
    </style:style>
    <style:style style:name="T3" style:family="text">
      <style:text-properties officeooo:rsid="001e6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Менеджер процессов</text:p>
      <text:p text:style-name="P1">2. Файловый менеджер</text:p>
      <text:p text:style-name="P1">3. Форматирование диска</text:p>
      <text:p text:style-name="P2">4. Проверка диска</text:p>
      <text:p text:style-name="P2">5. Менеджер флешкарт (firewall) (2)</text:p>
      <text:p text:style-name="P2">6. Реализация электронного ключа <text:span text:style-name="T1">(с помощью флешки, например)</text:span></text:p>
      <text:p text:style-name="P3">7. Многопоточный менеджер закачек <text:span text:style-name="T2">(типа торрент)</text:span></text:p>
      <text:p text:style-name="P4">8. Что-то свое</text:p>
      <text:p text:style-name="P5">9. Автоматическое создание пакета (отследить зависимости)</text:p>
      <text:p text:style-name="P6">10. Отслеживание используемых ресурсов процесса <text:span text:style-name="T3">(hook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8T12:09:45.284472937</dc:date>
    <meta:editing-duration>PT14M2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6" meta:character-count="350" meta:non-whitespace-character-count="314"/>
  </office:meta>
</office:document-meta>
</file>